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T2" style:parent-style-name="DefaultParagraphFont" style:family="text">
      <style:text-properties fo:font-style="italic" style:font-style-asian="italic"/>
    </style:style>
    <style:style style:name="T3" style:parent-style-name="DefaultParagraphFont" style:family="text">
      <style:text-properties fo:font-style="italic" style:font-style-asian="italic"/>
    </style:style>
    <style:style style:name="P4" style:parent-style-name="Heading2" style:family="paragraph">
      <style:paragraph-properties fo:margin-top="0in"/>
    </style:style>
    <style:style style:name="P5" style:parent-style-name="Heading2" style:family="paragraph">
      <style:paragraph-properties fo:margin-top="0in"/>
    </style:style>
  </office:automatic-styles>
  <office:body>
    <office:text text:use-soft-page-breaks="true">
      <text:p text:style-name="P1">FrEee Modding Guide – Facility.txt</text:p>
      <text:p text:style-name="Normal">Facility.txt defines the various templates for facilities that players can build on their colonies in FrEee. Each entry in Facility.txt defines a single<text:s/>facility template.</text:p>
      <text:h text:style-name="Heading1" text:outline-level="1">Fields in Each Record (data types in parentheses)</text:h>
      <text:h text:style-name="Heading2" text:outline-level="2">Name (string)</text:h>
      <text:p text:style-name="Normal">This is the name of the facility. It will be displayed to the player in-game.</text:p>
      <text:h text:style-name="Heading2" text:outline-level="2">Description (string)</text:h>
      <text:p text:style-name="Normal">This is a description of the facility. It will be displayed to the player<text:s/>in-game.</text:p>
      <text:h text:style-name="Heading2" text:outline-level="2">Facility Group (string)</text:h>
      <text:p text:style-name="Normal">This is the group that the facility belongs to. It is used to group facilities on the construction screen.</text:p>
      <text:h text:style-name="Heading2" text:outline-level="2">Facility Family (string)</text:h>
      <text:p text:style-name="Normal">This is a unique identifier for a “family” of facilities. All facilities with the same value in this field belong to the same family.<text:s/>It is also used along with the facility’s position in the data file<text:s/>to determine what facility a given facility can be upgraded to. Note that in Space Empires IV,<text:s/><text:span text:style-name="T2">Facility Family</text:span><text:s/>was limited to being an integer; in FrEee, it can be any string.</text:p>
      <text:h text:style-name="Heading2" text:outline-level="2">Roman Numeral (integer)</text:h>
      <text:p text:style-name="Normal">This<text:s/>is a number which specifies the “level” of the facility.<text:s/>Higher level facilities should typically have better stats.<text:s/>This value is also displayed as a Roman numeral next<text:s/>to the facility’s icon. Note that this value should be specified as a standard number (e.g. 4), not a Roman numeral (e.g. IV).</text:p>
      <text:h text:style-name="Heading2" text:outline-level="2">Pic (string)</text:h>
      <text:p text:style-name="Normal">This specifies the image to be used to represent this facility. The file extension (e.g. “.png” or “.bmp”) is optional; if no extension is specified, FrEee will search all supported extensions. For compatibility with SE4 mods, this field can also be specified as<text:s/><text:span text:style-name="T3">Pic Num</text:span>. In this case, it is an integer, not a string, field, and should contain a number. The number will be padded to three places with zeroes (e.g. 23 will become 023), and then “Facil_” will be added to the beginning (e.g. “Facil_023”).</text:p>
      <text:h text:style-name="Heading2" text:outline-level="2">Cost Minerals (integer)</text:h>
      <text:h text:style-name="P4" text:outline-level="2">Cost Organics (integer)</text:h>
      <text:h text:style-name="P5" text:outline-level="2">Cost Radioactives (integer)</text:h>
      <text:p text:style-name="Normal">These fields specify the construction cost of the facility in each resource.</text:p>
      <text:h text:style-name="Heading2" text:outline-level="2">Tech Area Req, etc.</text:h>
      <text:p text:style-name="Normal">Please see the documentation on technology requirements.</text:p>
      <text:soft-page-break/>
      <text:h text:style-name="Heading2" text:outline-level="2">Ability Type, etc.</text:h>
      <text:p text:style-name="Normal">Please see the documentation on abilities.</text:p>
      <text:h text:style-name="Heading1" text:outline-level="1">Legacy Fields</text:h>
      <text:p text:style-name="Normal">Legacy fields may be required by SE4, but are ignored by FrEee and may be<text:s/>safely left out of FrEee mods.</text:p>
      <text:h text:style-name="Heading2" text:outline-level="2">Restrictions</text:h>
      <text:p text:style-name="Normal">This field is not used by SE4 or by FrEee.</text:p>
      <text:h text:style-name="Heading2" text:outline-level="2">Number of Tech Req</text:h>
      <text:p text:style-name="Normal">This field specified the number of technology requirements that a facility had in SE4. It is redundant and is not used by FrEee, which simply counts<text:s/>the requirements itself instead of relying on an extra field.</text:p>
      <text:h text:style-name="Heading2" text:outline-level="2">Number of Abilities</text:h>
      <text:p text:style-name="Normal">This field specified the number of abilities that a facility had in SE4. It is redundant and is not used by FrEee, which simply counts the abilities itself instead of relying<text:s/>on an extra field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fo:font-weight="bold" style:font-weight-asian="bold" style:font-weight-complex="bold" fo:color="#365F91" fo:font-size="14pt" style:font-size-asian="14pt" style:font-size-complex="14pt" fo:hyphenate="tru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font-size="13pt" style:font-size-asian="13pt" style:font-size-complex="13pt" fo:hyphenate="tru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hyphenate="tru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font-style="italic" style:font-style-asian="italic" style:font-style-complex="italic" fo:color="#4F81BD" fo:hyphenate="tru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mbria" fo:color="#243F60" fo:hyphenate="tru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243F60" fo:hyphenate="tru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404040" fo:hyphenate="tru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ambria" fo:color="#4F81BD" fo:font-size="10pt" style:font-size-asian="10pt" style:font-size-complex="10pt" fo:hyphenate="tru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404040" fo:font-size="10pt" style:font-size-asian="10pt" style:font-size-complex="10pt" fo:hyphenate="tru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="0in" style:shadow="none" fo:margin-bottom="0.2083in" fo:line-height="100%"/>
      <style:text-properties style:font-name="Cambria" fo:color="#17365D" fo:letter-spacing="0.0034in" style:letter-kerning="true" fo:font-size="26pt" style:font-size-asian="26pt" style:font-size-complex="26pt" fo:hyphenate="tru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true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Heading4Char" style:display-name="Heading 4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Heading5Char" style:display-name="Heading 5 Char" style:family="text" style:parent-style-name="DefaultParagraphFont">
      <style:text-properties style:font-name="Cambria" style:font-name-asian="Times New Roman" style:font-name-complex="Times New Roman" fo:color="#243F60"/>
    </style:style>
    <style:style style:name="Heading6Char" style:display-name="Heading 6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243F60"/>
    </style:style>
    <style:style style:name="Heading7Char" style:display-name="Heading 7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04040"/>
    </style:style>
    <style:style style:name="Heading8Char" style:display-name="Heading 8 Char" style:family="text" style:parent-style-name="DefaultParagraphFont">
      <style:text-properties style:font-name="Cambria" style:font-name-asian="Times New Roman" style:font-name-complex="Times New Roman" fo:color="#4F81BD" fo:font-size="10pt" style:font-size-asian="10pt" style:font-size-complex="10pt"/>
    </style:style>
    <style:style style:name="Heading9Char" style:display-name="Heading 9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true"/>
    </style:style>
    <style:style style:name="Subtitle" style:display-name="Subtitle" style:family="paragraph" style:parent-style-name="Normal" style:next-style-name="Normal">
      <style:text-properties style:font-name="Cambria" fo:font-style="italic" style:font-style-asian="italic" style:font-style-complex="italic" fo:color="#4F81BD" fo:letter-spacing="0.0104in" fo:font-size="12pt" style:font-size-asian="12pt" style:font-size-complex="12pt" fo:hyphenate="true"/>
    </style:style>
    <style:style style:name="SubtitleChar" style:display-name="Subtitle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NoSpacing" style:display-name="No Spacing" style:family="paragraph">
      <style:paragraph-properties fo:margin-bottom="0in" fo:line-height="100%"/>
      <style:text-properties fo:hyphenate="true"/>
    </style:style>
    <style:style style:name="Quote" style:display-name="Quote" style:family="paragraph" style:parent-style-name="Normal" style:next-style-name="Normal">
      <style:text-properties fo:font-style="italic" style:font-style-asian="italic" style:font-style-complex="italic" fo:color="#000000" fo:hyphenate="tru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000000"/>
    </style:style>
    <style:style style:name="IntenseQuote" style:display-name="Intense Quote" style:family="paragraph" style:parent-style-name="Normal" style:next-style-name="Normal">
      <style:paragraph-properties fo:border-top="none" fo:border-left="none" fo:border-bottom="0.0069in solid #4F81BD" fo:border-right="none" fo:padding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true"/>
    </style:style>
    <style:style style:name="IntenseQuoteChar" style:display-name="Intense Quote Char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808080"/>
    </style:style>
    <style:style style:name="IntenseEmphasis" style:display-name="Intense Emphasis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Reference" style:display-name="Subtle Reference" style:family="text" style:parent-style-name="DefaultParagraphFont">
      <style:text-properties fo:font-variant="small-caps" fo:color="#C0504D" style:text-underline-type="single" style:text-underline-style="solid" style:text-underline-width="auto" style:text-underline-mode="continuous" style:text-underline-color="font-color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 style:text-underline-color="font-color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variant="small-caps" fo:letter-spacing="0.0034in"/>
    </style:style>
    <style:style style:name="TOCHeading" style:display-name="TOC Heading" style:family="paragraph" style:parent-style-name="Heading1" style:next-style-name="Normal" style:default-outline-level="1">
      <style:text-properties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Ed</meta:initial-creator>
    <dc:creator>Ed</dc:creator>
    <meta:creation-date>2013-05-17T23:32:00Z</meta:creation-date>
    <dc:date>2013-07-18T17:46:00Z</dc:date>
    <meta:template xlink:href="Normal.dotm" xlink:type="simple"/>
    <meta:editing-cycles>31</meta:editing-cycles>
    <meta:editing-duration>PT15780S</meta:editing-duration>
    <meta:document-statistic meta:page-count="2" meta:paragraph-count="5" meta:word-count="409" meta:character-count="2736" meta:row-count="19" meta:non-whitespace-character-count="2332"/>
  </office:meta>
</office:document-meta>
</file>